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 fo:margin-top="0.0416in" fo:margin-bottom="0.0694in" fo:line-height="100%" fo:background-color="#FFFFFF"/>
    </style:style>
    <style:style style:name="T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4" style:parent-style-name="Normal" style:list-style-name="LFO1" style:family="paragraph">
      <style:paragraph-properties fo:margin-bottom="0in" fo:line-height="100%" fo:background-color="#FFFFFF"/>
    </style:style>
    <style:style style:name="T5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6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7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</style:style>
    <style:style style:name="T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/>
    </style:style>
    <style:style style:name="P10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1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1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13" style:parent-style-name="Normal" style:list-style-name="LFO1" style:family="paragraph">
      <style:paragraph-properties fo:margin-bottom="0in" fo:line-height="100%" fo:background-color="#FFFFFF"/>
    </style:style>
    <style:style style:name="T14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15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16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17" style:parent-style-name="Normal" style:list-style-name="LFO1" style:family="paragraph">
      <style:paragraph-properties fo:margin-top="0.0416in" fo:margin-bottom="0.0694in" fo:line-height="100%" fo:background-color="#FFFFFF"/>
    </style:style>
    <style:style style:name="T1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/>
    </style:style>
    <style:style style:name="P19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20" style:parent-style-name="Normal" style:list-style-name="LFO1" style:family="paragraph">
      <style:paragraph-properties fo:margin-bottom="0in" fo:line-height="100%" fo:background-color="#FFFFFF"/>
    </style:style>
    <style:style style:name="T21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22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23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24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25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26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27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28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29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30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31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3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3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34" style:parent-style-name="Normal" style:list-style-name="LFO1" style:family="paragraph">
      <style:paragraph-properties fo:margin-bottom="0in" fo:line-height="100%" fo:background-color="#FFFFFF"/>
    </style:style>
    <style:style style:name="T35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36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37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38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4pt" style:font-size-asian="14pt" style:font-size-complex="14pt"/>
    </style:style>
    <style:style style:name="P39" style:parent-style-name="Normal" style:family="paragraph">
      <style:paragraph-properties fo:margin-bottom="0in" fo:line-height="100%" fo:background-color="#FFFFFF"/>
    </style:style>
    <style:style style:name="T40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41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42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43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44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45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46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47" style:parent-style-name="DefaultParagraphFont" style:family="text">
      <style:text-properties style:font-name="Consolas" style:font-name-asian="Times New Roman" style:font-name-complex="Courier New" fo:color="#1F2328" style:letter-kerning="false" fo:font-size="10pt" style:font-size-asian="10pt" style:font-size-complex="10pt"/>
    </style:style>
    <style:style style:name="T48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49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50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51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52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53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T54" style:parent-style-name="DefaultParagraphFont" style:family="text"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  <style:style style:name="P55" style:parent-style-name="Normal" style:family="paragraph">
      <style:paragraph-properties fo:margin-top="0.0416in"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1F2328" style:letter-kerning="false" fo:font-size="12pt" style:font-size-asian="12pt" style:font-size-complex="12p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Iterația 1</text:span></text:p>
          <text:list text:continue-numbering="true">
            <text:list-item>
              <text:p text:style-name="P3">Toate CRUD-urile, minim încă o funcționalitate diferită de CRUD. Cu validări, arhitectură stratificată cu toate elementele descrise la curs. Salvarea datelor în fișiere.</text:p>
            </text:list-item>
            <text:list-item>
              <text:p text:style-name="P4"><text:span text:style-name="T5">Fără warning-uri PEP 8. Acestea vor fi afișate pe github când faceți commit. Nota maximă dacă există warning-uri PEP 8 este </text:span><text:span text:style-name="T6">9</text:span><text:span text:style-name="T7">.</text:span></text:p>
            </text:list-item>
          </text:list>
        </text:list-item>
        <text:list-item>
          <text:p text:style-name="P8"><text:span text:style-name="T9">Iterația 2</text:span></text:p>
          <text:list text:continue-numbering="true">
            <text:list-item>
              <text:p text:style-name="P10">Toate funcționalitățile în afară de Undo+Redo.</text:p>
            </text:list-item>
            <text:list-item>
              <text:p text:style-name="P11">Repository generic, clase proprii de excepții.</text:p>
            </text:list-item>
            <text:list-item>
              <text:p text:style-name="P12">Folosirea type hinting, ABC, protocol.</text:p>
            </text:list-item>
            <text:list-item>
              <text:p text:style-name="P13"><text:span text:style-name="T14">Fără warning-uri PEP 8. Acestea vor fi afișate pe github când faceți commit. Nota maximă dacă există warning-uri PEP 8 este </text:span><text:span text:style-name="T15">8</text:span><text:span text:style-name="T16">.</text:span></text:p>
            </text:list-item>
          </text:list>
        </text:list-item>
        <text:list-item>
          <text:p text:style-name="P17"><text:span text:style-name="T18">Iterația 3</text:span></text:p>
          <text:list text:continue-numbering="true">
            <text:list-item>
              <text:p text:style-name="P19">Implementat Undo+Redo eficient.</text:p>
            </text:list-item>
            <text:list-item>
              <text:p text:style-name="P20"><text:span text:style-name="T21">Refactorizat toate funcționalitățile posibile folosind </text:span><text:span text:style-name="T22">map</text:span><text:span text:style-name="T23">, </text:span><text:span text:style-name="T24">filter</text:span><text:span text:style-name="T25">, </text:span><text:span text:style-name="T26">list comprehensions</text:span><text:span text:style-name="T27">, </text:span><text:span text:style-name="T28">reduce</text:span><text:span text:style-name="T29">, </text:span><text:span text:style-name="T30">filter</text:span><text:span text:style-name="T31">.</text:span></text:p>
            </text:list-item>
            <text:list-item>
              <text:p text:style-name="P32">Refactorizat minim o metodă folosind recursivitate.</text:p>
            </text:list-item>
            <text:list-item>
              <text:p text:style-name="P33">Refactorizat minim două metode folosind lambda.</text:p>
            </text:list-item>
            <text:list-item>
              <text:p text:style-name="P34"><text:span text:style-name="T35">Implementat și folosit o funcție proprie de sortare care să aibă aceeași interfață cu funcția </text:span><text:span text:style-name="T36">sorted</text:span><text:span text:style-name="T37"> din Python.</text:span></text:p>
            </text:list-item>
          </text:list>
        </text:list-item>
      </text:list>
      <text:p text:style-name="P38">Cinema</text:p>
      <text:p text:style-name="P39"><text:span text:style-name="T40">2.1. CRUD film: id, titlu, an apariție, preț bilet, în program. Prețul să fie strict pozitiv.</text:span><text:span text:style-name="T41"><text:line-break/>2.2. CRUD card client: id, nume, prenume, CNP, data nașterii (</text:span><text:span text:style-name="T42">dd.mm.yyyy</text:span><text:span text:style-name="T43">), data înregistrării (</text:span><text:span text:style-name="T44">d.mm.yyyy</text:span><text:span text:style-name="T45">), puncte acumulate. CNP-ul trebuie să fie unic.</text:span><text:span text:style-name="T46"><text:line-break/>2.3. CRUD rezervare: id, id_film, id_card_client (poate fi nul), data și ora. Clientul acumulează pe card </text:span><text:span text:style-name="T47">10%</text:span><text:span text:style-name="T48"> (parte întreagă) din prețul filmului. Se tipărește numărul total de puncte de pe card. Rezervarea se poate face doar dacă filmul este încă în program.</text:span><text:span text:style-name="T49"><text:line-break/>2.4. Căutare filme și clienți. Căutare full text.</text:span><text:span text:style-name="T50"><text:line-break/>2.5. Afișarea tuturor rezervărilor dintr-un interval de ore dat, indiferent de zi.</text:span><text:span text:style-name="T51"><text:line-break/>2.6. Afișarea filmelor ordonate descrescător după numărul de rezervări.</text:span><text:span text:style-name="T52"><text:line-break/>2.7. Afișarea cardurilor client ordonate descrescător după numărul de puncte de pe card.</text:span><text:span text:style-name="T53"><text:line-break/>2.8. Ștergerea tuturor rezervărilor dintr-un anumit interval de zile.</text:span><text:span text:style-name="T54"><text:line-break/>2.9. Incrementarea cu o valoare dată a punctelor de pe toate cardurile a căror zi de naștere se află într-un interval dat.</text:span></text:p>
      <text:p text:style-name="P5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EA ILIEȘ</meta:initial-creator>
    <dc:creator>ANDREEA ILIEȘ</dc:creator>
    <meta:creation-date>2023-04-21T16:35:00Z</meta:creation-date>
    <dc:date>2023-04-21T16:37:00Z</dc:date>
    <meta:template xlink:href="Normal" xlink:type="simple"/>
    <meta:editing-cycles>1</meta:editing-cycles>
    <meta:editing-duration>PT120S</meta:editing-duration>
    <meta:document-statistic meta:page-count="1" meta:paragraph-count="3" meta:word-count="290" meta:character-count="1941" meta:row-count="13" meta:non-whitespace-character-count="1654"/>
  </office:meta>
</office:document-meta>
</file>